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ans"/>
    </style:style>
    <style:style style:name="P4" style:family="paragraph" style:parent-style-name="Standard">
      <style:paragraph-properties fo:text-align="justify" style:justify-single-word="false"/>
      <style:text-properties style:font-name="Liberation Sans"/>
    </style:style>
    <style:style style:name="P5" style:family="paragraph" style:parent-style-name="Standard">
      <style:paragraph-properties fo:text-align="center" style:justify-single-word="false"/>
      <style:text-properties style:font-name="Liberation Sans" fo:font-style="italic" style:font-style-asian="italic" style:font-style-complex="italic"/>
    </style:style>
    <style:style style:name="P6" style:family="paragraph" style:parent-style-name="Standard">
      <style:paragraph-properties fo:text-align="justify" style:justify-single-word="false"/>
      <style:text-properties style:font-name="Liberation Sans" fo:font-style="italic" style:font-style-asian="italic" style:font-style-complex="italic"/>
    </style:style>
    <style:style style:name="P7" style:family="paragraph" style:parent-style-name="Standard">
      <style:paragraph-properties fo:text-align="justify" style:justify-single-word="false"/>
      <style:text-properties style:font-name="Liberation Sans" fo:font-style="normal" style:font-style-asian="normal" style:font-style-complex="normal"/>
    </style:style>
    <style:style style:name="P8" style:family="paragraph" style:parent-style-name="Standard">
      <style:paragraph-properties fo:text-align="justify" style:justify-single-word="false"/>
      <style:text-properties style:font-name="Liberation Sans" fo:font-style="normal"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font-name="Liberation Sans" fo:font-style="normal" style:font-style-asian="normal" style:font-style-complex="normal"/>
    </style:style>
    <style:style style:name="P10" style:family="paragraph" style:parent-style-name="Standard">
      <style:paragraph-properties fo:text-align="justify" style:justify-single-word="false"/>
      <style:text-properties style:font-name="Liberation Sans" fo:font-style="normal" style:font-style-asian="normal" style:font-style-complex="normal"/>
    </style:style>
    <style:style style:name="P11" style:family="paragraph" style:parent-style-name="Standard">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Liberation Sans" fo:font-style="normal" fo:font-weight="bold" style:font-style-asian="normal" style:font-weight-asian="bold" style:font-style-complex="normal" style:font-weight-complex="bold"/>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y de Propiedad Intelectual de 13 de julio de 1928 </text:p>
      <text:p text:style-name="P1"/>
      <text:p text:style-name="P2">EL CONGRESO </text:p>
      <text:p text:style-name="P3">DE LOS ESTADOS UNIDOS DE VENEZUELA </text:p>
      <text:p text:style-name="P1"/>
      <text:p text:style-name="P3"><text:span text:style-name="T1">Decreta:</text:span> </text:p>
      <text:p text:style-name="P1">la siguiente: </text:p>
      <text:p text:style-name="P1"/>
      <text:p text:style-name="P3">LEY DE PROPIEDAD INTELECTUAL </text:p>
      <text:p text:style-name="P1"/>
      <text:p text:style-name="P3">TITULO I </text:p>
      <text:p text:style-name="P1"/>
      <text:p text:style-name="P3">Disposiciones generales </text:p>
      <text:p text:style-name="P1"/>
      <text:p text:style-name="P1">Articulo 1°: La propiedad intelectual confiere al autor de una obra el derecho de disponer de ella, hacerla o no pública, reproducirla, traducirla, enajenarla, adaptarla y explotarla en cualquier forma. </text:p>
      <text:p text:style-name="P1"/>
      <text:p text:style-name="P1">Articulo 2°: La propiedad intelectual comprende: </text:p>
      <text:p text:style-name="P1">1° Las obras científicas o literarias escritas, tales como libros, folletos, artículos, etc. </text:p>
      <text:p text:style-name="P1">2° Las obras científicas o literarias orales, tales como discursos, conferencias, lecciones, alegatos, sermones, pláticas, etc. </text:p>
      <text:p text:style-name="P1">3° Las obras teatrales, líricas, dramáticas, o lírico-dramáticas. </text:p>
      <text:p text:style-name="P1">4° Las obras musicales, con palabras o sin ellas. </text:p>
      <text:p text:style-name="P1">5° Las obras artísticas, tales como pinturas, grabados, dibujos, fotográficas, planos y cualesquiera otras de arte gráfico, trabajos plásticos relativos a geografía, topografía o a otras ciencias, obras de escultura, arquitectura, coreografía, etc. </text:p>
      <text:p text:style-name="P1">6° Toda producción del dominio científico, literario o artístico, susceptible de ser publicada por cualquier medio de impresión o de reproducción. </text:p>
      <text:p text:style-name="P1"/>
      <text:p text:style-name="P1">Articulo 3°: El autor de una obra es aquel que la ha producido. El traductor y el adaptador se reputan autores en cuanto a la traducción o adaptación.</text:p>
      <text:p text:style-name="P1"/>
      <text:p text:style-name="P4">Articulo 4°: No es necesaria la publicación de las obras para que la Ley ampare la propiedad intelectual. Nadie, por tanto, tiene derecho a publicar sin permiso del autor una producción científica, literaria o artística que se haya estenografiado, anotado o copiado durante su lectura, ejecución o exposición publica o privada, así como tampoco las explicaciones orales.</text:p>
      <text:p text:style-name="P4"/>
      <text:p text:style-name="P4">Articulo 5°: Para la protección que concede la presente Ley a la propiedad intelectual de los autores es indispensable el registro de las obras en Venezuela, de acuerdo con lo estatuido en TITULO XI de esta Ley.</text:p>
      <text:p text:style-name="P1"/>
      <text:p text:style-name="P1">TÍTULO II </text:p>
      <text:p text:style-name="P1">Duración del derecho de propiedad intelectual </text:p>
      <text:p text:style-name="P1"/>
      <text:p text:style-name="P1">Art. 20: … la mujer casada no separada legalmente de bienes ni divorciada, necesita de la autorización marital para publicar obras científicas, literarios y artísticos… </text:p>
      <text:p text:style-name="P1"/>
      <text:p text:style-name="P1">Articulo 22°: El derecho de propiedad intelectual sobre sus obras obras científicas, literarias y <text:soft-page-break/>artisticas, corresponde al autor durante su vida y luego pasa a sus herederos o causahabientes por un lapso de trenta años despues de la muerte del aquél. </text:p>
      <text:p text:style-name="P1">Para las obras póstumas la duración del derecho de los herederos o causahabientes se calcula a partir de la época de la muerte del autor. </text:p>
      <text:p text:style-name="P1"/>
      <text:p text:style-name="P1">Articulo 23°: Para los efectos de la última parte del artículo precedente, se consideran como obras póstumas, además de las no publicadas en vida del autor, las que lo hubiesen sido durante ésta, siempre que el mismo autor a su fallecimiento, las deje refundidas, adicionadas, anotadas o corregidas de tal manera que merezcan ser consideradas como obras nuevas. </text:p>
      <text:p text:style-name="P1"/>
      <text:p text:style-name="P1">Articulo 24°: Los que publiquen alguna obra en que recopilen canciones melodias, cuentos y relatos populares, dibujos y otras obras de arte popular gozan para dicha obra del derecho de propiedad intelectual, durante un periodo de diez años contados a partir del 1 de enero del año siguiente al registro de esta. </text:p>
      <text:p text:style-name="P1"/>
      <text:p text:style-name="P1">Articulo 25°: Los editores de gacetas, diarios y otras publicaciones periódicas: de diccionarios, almanaques y otras compilaciones del mismo genero gozan de la propiedad intelectual sobre tales obras durante veinticinco años, contados a partir de enero del año siguiente al de registro de éstas. </text:p>
      <text:p text:style-name="P1"/>
      <text:p text:style-name="P1">Titulo IV, art 36: … [Dominio Público] los grandes principios científicos, literarios y artísticos… …las obras cuya propiedad haya sido renunciada expresamente por sus autores o propietarios, inclusive el Estado y demás personas morales. </text:p>
      <text:p text:style-name="P1"/>
      <text:p text:style-name="P1">Articulo ° </text:p>
      <text:p text:style-name="P1"/>
      <text:p text:style-name="P1">Articulo ° </text:p>
      <text:p text:style-name="P1"/>
      <text:p text:style-name="P3">TITULO XI</text:p>
      <text:p text:style-name="P3"/>
      <text:p text:style-name="P5">Registro de la propiedad intelectual</text:p>
      <text:p text:style-name="P9"/>
      <text:p text:style-name="P6"><text:span text:style-name="T3">Articulo 172°</text:span><text:span text:style-name="T2">: El autor de una obra científica o literaria editada en Venezuela que quiera reservarse sus derechos exclusivos sobre ella, procediendo por si o por medio de apoderado legalmente constituido, presentará al Registrador Principal del Estado o del Distrito Federal que ejerza jurisdicción en el lugar donde se hubiera hecho la edición, o cualquiera de ellos si la edición fuere de una obra venezolana hecha en el extranjero, una solicitud de inscripción que deberá expresar:</text:span></text:p>
      <text:p text:style-name="P7">a) Nombre, apellido y domicilio del solicitante.</text:p>
      <text:p text:style-name="P7">b) Nacionalidad de éste.</text:p>
      <text:p text:style-name="P7">c) Titulo de la obra</text:p>
      <text:p text:style-name="P7">d) Clase a que ésta pertenece.</text:p>
      <text:p text:style-name="P7">e) Nombre, apellido y domicilio del autor o traductor.</text:p>
      <text:p text:style-name="P7">f) Nacionalidad de éste.</text:p>
      <text:p text:style-name="P7">g) Nombre, apellido y domicilio del propietario.</text:p>
      <text:p text:style-name="P7">h) Nacionalidad de éste.</text:p>
      <text:p text:style-name="P7">i) Establecimiento donde se ha hecho la impresión o reproducción y procedimiento empleado al efecto.</text:p>
      <text:p text:style-name="P7"><text:soft-page-break/>h) Nacionalidad de éste.</text:p>
      <text:p text:style-name="P7">i) Establecimiento donde se ha hecho la impresión o reproducción y procedimiento empleado al efecto.</text:p>
      <text:p text:style-name="P7">j) Lugar y fecha de la primera publicación.</text:p>
      <text:p text:style-name="P7">k) Edición y número de ejemplares.</text:p>
      <text:p text:style-name="P7">l) Formato de la obra.</text:p>
      <text:p text:style-name="P7">m) Tomos y páginas de que consta, y todos los demás datos que sirvan para identificar la obra.</text:p>
      <text:p text:style-name="P7">Junto con la solicitud referida consignará el postulante cinco ejemplares de la obra, destinados; uno a la Oficina de Registro, otro al Ministerio de Relaciones Interiores, otro a la Biblioteca del Congreso por órgano de este Despacho, otro al de Instrucción Pública, y el quinto, por órgano de éste, ala Biblioteca Nacional.</text:p>
      <text:p text:style-name="P7"/>
      <text:p text:style-name="P8">Articulo 173°<text:span text:style-name="T4">: Tan luego como el Registrador reciba el escrito mencionado en el precedente artículo, hará su inscripción en el Protocolo o Registro a que se refiere el artículo 174; agregará dicho escrito al legajo de los demás comprobantes similares; y entregará al peticionario un certificado en que conste haber llenado todos los requisitos legales de la inscripción. Este certificado debe llevar el sello de la Oficina que lo expida y estar firmado por el Registrador.</text:span></text:p>
      <text:p text:style-name="P11">La infracción de cualquiera de estas disposiciones será penada de conformidad con lo estatuido en el Titulo XII de la presente Ley.</text:p>
      <text:p text:style-name="P11"/>
      <text:p text:style-name="P8">Articulo 174°<text:span text:style-name="T4">: Las inscripciones de las obras presentadas se harán por riguroso orden cronológico en un Registro encuadernado en pasta y foliado, y rubricado en cada uno de sus folios por el respectivo Registrador.</text:span></text:p>
      <text:p text:style-name="P8"><text:span text:style-name="T4"/></text:p>
      <text:p text:style-name="P8">Articulo 175°<text:span text:style-name="T4">: El registro de una obra perteneciente a varios copropietarios puede ser efectuado por cualesquiera de ellos.</text:span></text:p>
      <text:p text:style-name="P8"><text:span text:style-name="T4"/></text:p>
      <text:p text:style-name="P8">Articulo 176<text:span text:style-name="T4">°: El lapso para efectuar el registro de las obras científicas o literarias editadas es de tres años, contados a partir del 1° de enero del año siguiente al de la primera publicación.</text:span></text:p>
      <text:p text:style-name="P8"><text:span text:style-name="T4"/></text:p>
      <text:p text:style-name="P8">Articulo 177°<text:span text:style-name="T4">: Cuando una obra conste de varias partes, tomos, entregas o cuadernos, el lapso de registro establecido en el artículo anterior se empezará a contar a partir del 1° de enero del año siguiente al de la publicación de cada parte, tomo, entrega o cuaderno.</text:span></text:p>
      <text:p text:style-name="P8"><text:span text:style-name="T4"/></text:p>
      <text:p text:style-name="P8">Articulo 178°<text:span text:style-name="T4">: Cuando se haya representado o ejecutado una obra dramática o musical, respectivamente, en público, pero no se la haya impreso, bastará para gozar del derecho exclusivo de propiedad intelectual sobre ella mediante registro, presentar un solo ejemplar manuscrito de la parte literaria y otro de igual clase de las melodías, con su bajo correspondiente en la parte musical.</text:span></text:p>
      <text:p text:style-name="P8"><text:span text:style-name="T4"/></text:p>
      <text:p text:style-name="P8">Articulo 179°<text:span text:style-name="T4">: En caso de obras artísticas de pintura, escultura, grabados, planos de arquitectura y otros de carácter técnico, cartas geográficas, topográficas y similares, esferas geográficas, dibujos de historia natural y similares, bastará con presentar a la respectiva Oficina de Registro, dos reproducciones fotográficas nítidas de tales obras, las cuales serán registradas en riguroso arden cronológico en un Registro especial que se llevará en la forma establecida en el artículo 174 de la presente Ley.</text:span></text:p>
      <text:p text:style-name="P8"><text:soft-page-break/><text:span text:style-name="T4">El lapso para efectuar el registro de estas obras es de una año contado a partir del día 1° de enero del año siguiente de la public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04T10:34:06</meta:creation-date>
    <dc:date>2012-07-13T18:15:22</dc:date>
    <meta:editing-duration>PT1H53M13S</meta:editing-duration>
    <meta:editing-cycles>4</meta:editing-cycles>
    <meta:generator>LibreOffice/3.3$Unix LibreOffice_project/330m19$Build-8</meta:generator>
    <meta:document-statistic meta:table-count="0" meta:image-count="0" meta:object-count="0" meta:page-count="4" meta:paragraph-count="58" meta:word-count="1223" meta:character-count="7725"/>
  </office:meta>
</office:document-meta>
</file>